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0.8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outline1">
      <style:graphic-properties fo:min-height="5.89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14.07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n ^ metalab ^ mjam.net</presentation:footer-decl>
      <presentation:date-time-decl presentation:name="dtd1" presentation:source="fixed">2009-02-14</presentation:date-time-decl>
      <draw:page draw:name="page1" draw:style-name="dp1" draw:master-page-name="Default" presentation:presentation-page-layout-name="AL1T21" presentation:use-footer-name="ftr1" presentation:use-date-time-name="dtd1">
        <office:forms form:automatic-focus="false" form:apply-design-mode="false"/>
        <draw:frame presentation:style-name="pr1" draw:layer="layout" svg:width="25.199cm" svg:height="17.936cm" svg:x="1.4cm" svg:y="0.837cm" presentation:class="title">
          <draw:text-box>
            <text:p>Django Templating<text:line-break/><text:span text:style-name="T1">aka “und was mach' ich jetzt mit dem HTML zeuchs?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Y?</text:p>
          </draw:text-box>
        </draw:frame>
        <draw:frame draw:style-name="gr2" draw:layer="layout" svg:width="25.4cm" svg:height="12.781cm" svg:x="1.27cm" svg:y="4.445cm">
          <draw:text-box>
            <text:p>#!/usr/bin/env python</text:p>
            <text:p/>
            <text:p>import MySQLdb</text:p>
            <text:p/>
            <text:p>print “Content-Type: text/html”</text:p>
            <text:p>print “&lt;html&gt;&lt;head&gt;&lt;title&gt;Books&lt;/title&gt;&lt;/head&gt;”</text:p>
            <text:p>print “&lt;body&gt;”</text:p>
            <text:p>print “&lt;h1&gt;Books&lt;/h1&gt;”</text:p>
            <text:p>print “&lt;ul&gt;”</text:p>
            <text:p/>
            <text:p>connection = MySQLdb.connect(user=’me’, passwd=’letmein’, db=’my_db’) cursor = connection.cursor() cursor.execute(“SELECT name FROM books ORDER</text:p>
            <text:p><text:s text:c="45"/>BY pub_date DESC LIMIT 10”)</text:p>
            <text:p/>
            <text:p>for row in cursor.fetchall():</text:p>
            <text:p><text:tab/>print “&lt;li&gt;%s&lt;/li&gt;” % row[0]</text:p>
            <text:p/>
            <text:p>print “&lt;/ul&gt;” print “&lt;/body&gt;&lt;/html&gt;”</text:p>
            <text:p/>
            <text:p>connection.close()</text:p>
          </draw:text-box>
        </draw:frame>
        <draw:frame presentation:style-name="pr4" draw:layer="layout" svg:width="25.199cm" svg:height="1.445cm" svg:x="1.4cm" svg:y="17.78cm" presentation:class="outline" presentation:user-transformed="true">
          <draw:text-box>
            <text:list text:style-name="L3">
              <text:list-header>
                <text:p>--&gt; Do not want!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Ziel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“Balance between Power and Ease”</text:p>
              </text:list-item>
              <text:list-item>
                <text:p>Besonders für Designer/HTML-schreiber verständlich</text:p>
              </text:list-item>
              <text:list-item>
                <text:p>Presentation, not Program Logic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Y2</text:p>
          </draw:text-box>
        </draw:frame>
        <draw:frame draw:style-name="gr2" draw:layer="layout" svg:width="25.4cm" svg:height="7.03cm" svg:x="1.27cm" svg:y="4.446cm">
          <draw:text-box>
            <text:p>&lt;html&gt;</text:p>
            <text:p><text:tab/>&lt;head&gt;&lt;title&gt;Books&lt;/title&gt;&lt;/head&gt;</text:p>
            <text:p>&lt;body&gt;</text:p>
            <text:p>&lt;h1&gt;Books&lt;/h1&gt;</text:p>
            <text:p>&lt;ul&gt;</text:p>
            <text:p>{% for book in books %}</text:p>
            <text:p><text:tab/>&lt;li&gt;{{book.title|trim}}&lt;/li&gt;</text:p>
            <text:p>{% endfor %}</text:p>
            <text:p>&lt;/ul&gt;</text:p>
            <text:p>&lt;/body&gt;</text:p>
            <text:p>&lt;/html&gt;</text:p>
          </draw:text-box>
        </draw:frame>
        <draw:frame presentation:style-name="pr7" draw:layer="layout" svg:width="25.199cm" svg:height="6.897cm" svg:x="1.4cm" svg:y="12.7cm" presentation:class="outline" presentation:user-transformed="true">
          <draw:text-box>
            <text:list text:style-name="L3">
              <text:list-item>
                <text:p>Template-Engine bekommt ein Dictionary</text:p>
              </text:list-item>
              <text:list-item>
                <text:p>{books: [{id: 1, title: “1984”}, {id: 2, title: “Fahrenheit 451”}]</text:p>
              </text:list-item>
              <text:list-item>
                <text:p>Ersetzt die Template-Variabl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yntax</text:p>
          </draw:text-box>
        </draw:frame>
        <draw:frame presentation:style-name="pr9" draw:layer="layout" svg:width="25.199cm" svg:height="13.613cm" svg:x="1.4cm" svg:y="4.914cm" presentation:class="outline" presentation:user-transformed="true">
          <draw:text-box>
            <text:list text:style-name="L3">
              <text:list-item>
                <text:p>Textbasiert -&gt; kein XML-Scheiß</text:p>
                <text:list>
                  <text:list-item>
                    <text:p>Nicht nur HTML generierbar, sondern auch CSS, Javascript, CSV, you name it.</text:p>
                  </text:list-item>
                </text:list>
              </text:list-item>
              <text:list-item>
                <text:p>Variables</text:p>
                <text:list>
                  <text:list-item>
                    <text:p><text:span text:style-name="T2">{{ bla }} --&gt; print bla</text:span></text:p>
                  </text:list-item>
                </text:list>
              </text:list-item>
              <text:list-item>
                <text:p>Filter</text:p>
                <text:list>
                  <text:list-item>
                    <text:p><text:span text:style-name="T2">{{ bla|default:”hai”}} --&gt; print bla if bla else “hai”</text:span></text:p>
                  </text:list-item>
                </text:list>
              </text:list-item>
              <text:list-item>
                <text:p>Tags</text:p>
                <text:list>
                  <text:list-item>
                    <text:p><text:span text:style-name="T2">{% tag arg1 arg2 %}[ do something {% endtag %}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Variablen - Lookup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>{{ var.key }}</text:p>
                <text:list>
                  <text:list-item>
                    <text:p>var[“key”]<text:tab/><text:tab/><text:tab/><text:tab/><text:tab/>- Dictionary lookup</text:p>
                  </text:list-item>
                  <text:list-item>
                    <text:p>var.key<text:tab/><text:tab/><text:tab/><text:tab/><text:tab/><text:tab/><text:tab/>- Attribute lookup</text:p>
                  </text:list-item>
                  <text:list-item>
                    <text:p>var.key()<text:tab/><text:tab/><text:tab/><text:tab/><text:tab/><text:tab/>- Method call</text:p>
                  </text:list-item>
                  <text:list-item>
                    <text:p>var[key]<text:tab/><text:tab/><text:tab/><text:tab/><text:tab/><text:tab/>– List Index lookup</text:p>
                  </text:list-item>
                  <text:list-item>
                    <text:p>settings.TEMPLATE_STRING_IF_INVALID</text:p>
                  </text:list-item>
                </text:list>
              </text:list-item>
              <text:list-item>
                <text:p>Geht natürlich auch über mehrere Ebenen</text:p>
                <text:list>
                  <text:list-item>
                    <text:p>{{ var.key.foo.bla }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Intra-Template-Beziehungen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>{% include templatename %}</text:p>
              </text:list-item>
              <text:list-item>
                <text:p>{% extend templatename %}</text:p>
                <text:list>
                  <text:list-item>
                    <text:p>{% block blockname %} {% endblock %} zum angeben von “extension points”</text:p>
                  </text:list-item>
                </text:list>
              </text:list-item>
            </text:list>
          </draw:text-box>
        </draw:frame>
        <draw:custom-shape draw:style-name="gr3" draw:text-style-name="P1" draw:id="id2" draw:layer="layout" svg:width="6.35cm" svg:height="1.905cm" svg:x="6.985cm" svg:y="11.829cm">
          <text:p text:style-name="P1">base.html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6.35cm" svg:height="1.905cm" svg:x="2.54cm" svg:y="16.904cm">
          <text:p text:style-name="P1">index.html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6.35cm" svg:height="1.905cm" svg:x="11.43cm" svg:y="16.904cm">
          <text:p text:style-name="P1">section.html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4.445cm" svg:height="1.905cm" svg:x="20.955cm" svg:y="16.904cm">
          <text:p text:style-name="P1">text.in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89cm" svg:y1="17.856cm" svg:x2="10.16cm" svg:y2="13.734cm" draw:start-shape="id1" draw:end-shape="id2" svg:d="m8890 17856h500l770-3623v-499">
          <text:p/>
        </draw:connector>
        <draw:connector draw:style-name="gr4" draw:text-style-name="P1" draw:layer="layout" draw:type="lines" svg:x1="11.43cm" svg:y1="17.856cm" svg:x2="10.16cm" svg:y2="13.734cm" draw:start-shape="id3" draw:end-shape="id2" svg:d="m11430 17856h-500l-770-3623v-499">
          <text:p/>
        </draw:connector>
        <draw:connector draw:style-name="gr4" draw:text-style-name="P1" draw:layer="layout" draw:type="lines" svg:x1="17.78cm" svg:y1="17.856cm" svg:x2="20.955cm" svg:y2="17.856cm" draw:start-shape="id3" draw:end-shape="id4" svg:d="m17780 17856h500 2174 501">
          <text:p/>
        </draw:connector>
        <draw:frame draw:style-name="gr5" draw:layer="layout" svg:width="4.445cm" svg:height="0.971cm" svg:x="10.795cm" svg:y="15.004cm">
          <draw:text-box>
            <text:p>extend</text:p>
          </draw:text-box>
        </draw:frame>
        <draw:frame draw:style-name="gr5" draw:layer="layout" svg:width="4.445cm" svg:height="0.971cm" svg:x="17.78cm" svg:y="17.849cm">
          <draw:text-box>
            <text:p>include</text:p>
          </draw:text-box>
        </draw:frame>
        <draw:frame draw:style-name="gr5" draw:layer="layout" svg:width="5.715cm" svg:height="0.971cm" svg:x="20.48cm" svg:y="18.714cm">
          <draw:text-box>
            <text:p>.inc -&gt; conventio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Aufteilen unserer Seite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>base.html <text:s/>-- auf allen seiten vorkommende elemente (html header, impressum-link, ...)</text:p>
              </text:list-item>
              <text:list-item>
                <text:p>index.html</text:p>
              </text:list-item>
              <text:list-item>
                <text:p>project/single.html</text:p>
              </text:list-item>
              <text:list-item>
                <text:p>project/list.html</text:p>
              </text:list-item>
              <text:list-item>
                <text:p>author/list.html</text:p>
              </text:list-item>
              <text:list-item>
                <text:p>author/details.html – projekte des au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 presentation:placeholder="true">
          <draw:text-box/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21" presentation:use-footer-name="ftr1" presentation:use-date-time-name="dtd1">
        <office:forms form:automatic-focus="false" form:apply-design-mode="false"/>
        <draw:frame presentation:style-name="pr1" draw:layer="layout" svg:width="25.199cm" svg:height="17.936cm" svg:x="1.4cm" svg:y="0.837cm" presentation:class="title" presentation:user-transformed="true">
          <draw:text-box>
            <text:p>Django Basics<text:line-break/><text:span text:style-name="T1">aka “wie entwickeln die coolen web2.0 typen fuers web?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installing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Fedora</text:p>
                <text:list>
                  <text:list-item>
                    <text:p>yum install Django</text:p>
                  </text:list-item>
                </text:list>
              </text:list-item>
              <text:list-item>
                <text:p>Everyone else</text:p>
                <text:list>
                  <text:list-header>
                    <text:p>django 1.0.2 von django-project.com oder dem Paketmanagementsystem deiner Wahl.</text:p>
                    <text:p>Nicht(!) 0.9.$foo kthxbai</text:p>
                  </text:list-header>
                </text:list>
              </text:list-item>
              <text:list-item>
                <text:p>Windows ist ein ganz spezieller Junge</text:p>
                <text:list>
                  <text:list-item>
                    <text:p>Python -&gt; python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Django: Starting Up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3">
              <text:list-item>
                <text:p>django-admin.py startproject $name</text:p>
              </text:list-item>
            </text:list>
          </draw:text-box>
        </draw:frame>
        <draw:frame draw:style-name="gr2" draw:layer="layout" svg:width="25.4cm" svg:height="3.196cm" svg:x="1.27cm" svg:y="12.046cm">
          <draw:text-box>
            <text:p>./projectvault/urls.py</text:p>
            <text:p>./projectvault/__init__.py</text:p>
            <text:p>./projectvault/manage.py</text:p>
            <text:p>./projectvault/urls.pyo</text:p>
            <text:p>./projectvault/settings.p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Now what?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“Applications” erstellen</text:p>
              </text:list-item>
              <text:list-item>
                <text:p>Code re-use</text:p>
                <text:list>
                  <text:list-item>
                    <text:p>Wenn möglich unabhängig von den anderen apps</text:p>
                  </text:list-item>
                </text:list>
              </text:list-item>
              <text:list-item>
                <text:p>ZB</text:p>
                <text:list>
                  <text:list-item>
                    <text:p>Blog</text:p>
                  </text:list-item>
                  <text:list-item>
                    <text:p>Calendar</text:p>
                  </text:list-item>
                  <text:list-item>
                    <text:p>Comments</text:p>
                  </text:list-item>
                  <text:list-item>
                    <text:p>Regist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Gentium" style:font-style-name="Regular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text-properties fo:font-family="'Courier New'" style:font-style-name="Normal" style:font-family-generic="modern" style:font-pitch="fixed" fo:font-size="16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opacity="100%" draw:shadow="hidden" draw:shadow-offset-x="0.305cm" draw:shadow-offset-y="0.305cm" draw:shadow-color="#808080" draw:shadow-opacity="100%"/>
      <style:paragraph-properties>
        <style:tab-stops/>
      </style:paragraph-properties>
      <style:text-properties fo:color="#808080" fo:font-family="Gentium" style:font-style-name="Regular" style:font-pitch="variable" fo:font-size="22pt" fo:font-weight="bold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cm" fo:text-indent="0cm"/>
      <style:text-properties style:use-window-font-color="true" style:text-outline="false" style:text-line-through-style="none" fo:font-family="Gentium" style:font-style-name="Regular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entium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ntium" style:font-style-name="Regular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894cm" svg:x="1.4cm" svg:y="19.6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94cm" svg:x="9.576cm" svg:y="19.6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894cm" svg:x="20.076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13T22:12:17</meta:creation-date>
    <meta:editing-duration>PT14H53M26S</meta:editing-duration>
    <meta:editing-cycles>43</meta:editing-cycles>
    <meta:generator>OpenOffice.org/3.0$Unix OpenOffice.org_project/300m15$Build-9379</meta:generator>
    <dc:date>2009-02-14T13:08:31</dc:date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